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b8b2e" officeooo:paragraph-rsid="003e4807"/>
    </style:style>
    <style:style style:name="P2" style:family="paragraph" style:parent-style-name="Standard">
      <style:text-properties fo:font-weight="bold" officeooo:rsid="0019198d" officeooo:paragraph-rsid="003cc6c1" style:font-weight-asian="bold" style:font-weight-complex="bold"/>
    </style:style>
    <style:style style:name="P3" style:family="paragraph" style:parent-style-name="Standard">
      <style:text-properties officeooo:rsid="0019198d"/>
    </style:style>
    <style:style style:name="P4" style:family="paragraph" style:parent-style-name="Standard">
      <style:text-properties officeooo:rsid="0019198d" officeooo:paragraph-rsid="003cc6c1"/>
    </style:style>
    <style:style style:name="P5" style:family="paragraph" style:parent-style-name="Standard">
      <style:text-properties fo:font-weight="normal" officeooo:rsid="003cc6c1" officeooo:paragraph-rsid="003cc6c1" style:font-weight-asian="normal" style:font-weight-complex="normal"/>
    </style:style>
    <style:style style:name="P6" style:family="paragraph" style:parent-style-name="Standard">
      <style:text-properties officeooo:paragraph-rsid="003cc6c1"/>
    </style:style>
    <style:style style:name="P7" style:family="paragraph" style:parent-style-name="Standard">
      <style:text-properties officeooo:rsid="003e4807" officeooo:paragraph-rsid="003e4807"/>
    </style:style>
    <style:style style:name="P8" style:family="paragraph" style:parent-style-name="Standard">
      <style:text-properties fo:font-size="15pt" fo:font-weight="bold" officeooo:rsid="003e4807" officeooo:paragraph-rsid="003e4807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officeooo:rsid="003cc6c1" officeooo:paragraph-rsid="003cc6c1" style:font-size-asian="15pt" style:font-size-complex="15pt"/>
    </style:style>
    <style:style style:name="P10" style:family="paragraph" style:parent-style-name="Standard" style:list-style-name="L4">
      <style:text-properties officeooo:paragraph-rsid="003cc6c1"/>
    </style:style>
    <style:style style:name="P11" style:family="paragraph" style:parent-style-name="Standard">
      <style:text-properties officeooo:rsid="002c5092" officeooo:paragraph-rsid="003e4807"/>
    </style:style>
    <style:style style:name="P12" style:family="paragraph" style:parent-style-name="Standard">
      <style:text-properties officeooo:rsid="002cf029" officeooo:paragraph-rsid="003e4807"/>
    </style:style>
    <style:style style:name="P13" style:family="paragraph" style:parent-style-name="Standard">
      <style:text-properties officeooo:rsid="002eac81" officeooo:paragraph-rsid="003e4807"/>
    </style:style>
    <style:style style:name="P14" style:family="paragraph" style:parent-style-name="Standard">
      <style:text-properties officeooo:rsid="002f03b5" officeooo:paragraph-rsid="003e4807"/>
    </style:style>
    <style:style style:name="P15" style:family="paragraph" style:parent-style-name="Standard">
      <style:text-properties officeooo:rsid="002fd89f" officeooo:paragraph-rsid="003e4807"/>
    </style:style>
    <style:style style:name="P16" style:family="paragraph" style:parent-style-name="Standard">
      <style:text-properties officeooo:rsid="003185dc" officeooo:paragraph-rsid="003e4807"/>
    </style:style>
    <style:style style:name="P17" style:family="paragraph" style:parent-style-name="Standard">
      <style:text-properties officeooo:rsid="0033aa41" officeooo:paragraph-rsid="003e4807"/>
    </style:style>
    <style:style style:name="T1" style:family="text">
      <style:text-properties officeooo:rsid="0031f033"/>
    </style:style>
    <style:style style:name="T2" style:family="text">
      <style:text-properties officeooo:rsid="0033d9fb"/>
    </style:style>
    <style:style style:name="T3" style:family="text">
      <style:text-properties officeooo:rsid="0035e1f7"/>
    </style:style>
    <style:style style:name="T4" style:family="text">
      <style:text-properties officeooo:rsid="0036457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cc6c1" style:font-weight-asian="normal" style:font-weight-complex="normal"/>
    </style:style>
    <style:style style:name="T7" style:family="text">
      <style:text-properties fo:font-weight="normal" officeooo:rsid="003e4807" style:font-weight-asian="normal" style:font-weight-complex="normal"/>
    </style:style>
    <style:style style:name="T8" style:family="text">
      <style:text-properties fo:font-weight="normal" officeooo:rsid="0019198d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e4807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3cc6c1" style:font-size-asian="15pt" style:font-weight-asian="bold" style:font-size-complex="15pt" style:font-weight-complex="bold"/>
    </style:style>
    <style:style style:name="T13" style:family="text">
      <style:text-properties officeooo:rsid="0019198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/></text:p>
      <text:p text:style-name="P9"><text:span text:style-name="T9">User requirements:</text:span></text:p>
      <text:p text:style-name="P9"><text:span text:style-name="T9"/></text:p>
      <text:p text:style-name="P5"><text:s text:c="4"/><text:tab/>1 .Registration and login</text:p>
      <text:p text:style-name="P6"><text:span text:style-name="T6"><text:tab/><text:tab/>login via registered credentials(Gmail,PhoneNumber).</text:span></text:p>
      <text:p text:style-name="P6"><text:span text:style-name="T6"><text:tab/>2. Select the items.</text:span></text:p>
      <text:p text:style-name="P6"><text:span text:style-name="T6"><text:s/><text:tab/> <text:s text:c="3"/><text:tab/>Possibility1:Select the items and directly buy without adding to cart.</text:span></text:p>
      <text:p text:style-name="P6"><text:span text:style-name="T6"><text:tab/> <text:s text:c="3"/><text:tab/>Possibility2:Select the items and adds them to cart.</text:span></text:p>
      <text:p text:style-name="P6"><text:span text:style-name="T6"><text:s text:c="11"/></text:span></text:p>
      <text:p text:style-name="P6"><text:span text:style-name="T6"><text:tab/>3.Payment process:</text:span></text:p>
      <text:p text:style-name="P6"><text:span text:style-name="T6"><text:tab/><text:tab/>Online:Using Upi (with/without using offers)</text:span></text:p>
      <text:p text:style-name="P6"><text:span text:style-name="T6"><text:tab/><text:tab/>Offline:COD(Cash on delivery)(with/without using the offers).</text:span></text:p>
      <text:p text:style-name="P6"><text:span text:style-name="T6"><text:tab/></text:span><text:span text:style-name="T7">4.Courier :</text:span></text:p>
      <text:p text:style-name="P6"><text:span text:style-name="T7"><text:tab/><text:tab/>Customer details and Items which are opted with payment(offline/online) will be sent <text:tab/><text:tab/>to courier.</text:span></text:p>
      <text:p text:style-name="P6"><text:span text:style-name="T6"><text:tab/></text:span></text:p>
      <text:p text:style-name="P7"><text:span text:style-name="T12">D</text:span><text:span text:style-name="T11">escription of tables:</text:span></text:p>
      <text:p text:style-name="P4"><text:span text:style-name="T9"/></text:p>
      <text:p text:style-name="P4"><text:span text:style-name="T9">customer_table: </text:span>to know all the details of the customer along with the items selected by the customer</text:p>
      <text:p text:style-name="P4"/>
      <text:p text:style-name="P2">courier_table: <text:span text:style-name="T5">the courier can know all the details of the customer by taking reference from customer.</text:span></text:p>
      <text:p text:style-name="P2"><text:span text:style-name="T5">-&gt; transaction_flow will say wether the product is delivered or not</text:span></text:p>
      <text:p text:style-name="P2"><text:span text:style-name="T5">-&gt; p_id will say about the payment is paid or not</text:span></text:p>
      <text:p text:style-name="P2"><text:span text:style-name="T5"/></text:p>
      <text:p text:style-name="P2">payment_table: <text:span text:style-name="T5">by using this table we can know about the from which courier the payment was done</text:span></text:p>
      <text:p text:style-name="P2"><text:span text:style-name="T5"/></text:p>
      <text:p text:style-name="P2">admin_table: <text:span text:style-name="T5">An admin should know about all the details. So all the table’s ids are referred to this table. </text:span></text:p>
      <text:p text:style-name="P2"><text:span text:style-name="T5">i_id -&gt; to know about the available items</text:span></text:p>
      <text:p text:style-name="P2"><text:span text:style-name="T5">c_id -&gt; to know about the customers who visits the store</text:span></text:p>
      <text:p text:style-name="P2"><text:span text:style-name="T5">cr_id -&gt; to know about the courier who takes orders and who delivers the products</text:span></text:p>
      <text:p text:style-name="P2"><text:span text:style-name="T5">p_id -&gt; to know about the payment details</text:span></text:p>
      <text:p text:style-name="P2"><text:span text:style-name="T5"/></text:p>
      <text:p text:style-name="P2">items_table: <text:span text:style-name="T5"><text:s/>it will contain all the information of the items referred by the tables called kids_table,electronics_table,clothes_table,home_furniture_table,jewellery_table, kitchen_table,beauty_table </text:span><text:span text:style-name="T7">and </text:span><text:span text:style-name="T5">health_table.</text:span></text:p>
      <text:p text:style-name="P2"><text:span text:style-name="T5"><text:tab/>All these tables are considered as different sections involved in the grocessary store. These tables will give the information about the particular product like the </text:span></text:p>
      <text:list xml:id="list2724097810" text:style-name="L4">
        <text:list-item>
          <text:p text:style-name="P10"><text:span text:style-name="T8">product’s name</text:span></text:p>
        </text:list-item>
        <text:list-item>
          <text:p text:style-name="P10"><text:span text:style-name="T8">product’s cost</text:span></text:p>
        </text:list-item>
        <text:list-item>
          <text:p text:style-name="P10"><text:span text:style-name="T8">product’s expiry, </text:span></text:p>
        </text:list-item>
        <text:list-item>
          <text:p text:style-name="P10"><text:span text:style-name="T7">past </text:span><text:span text:style-name="T8">review</text:span><text:span text:style-name="T7">s </text:span><text:span text:style-name="T8"><text:s/></text:span></text:p>
        </text:list-item>
        <text:list-item>
          <text:p text:style-name="P10"><text:span text:style-name="T8">availability of the product.</text:span></text:p>
        </text:list-item>
      </text:list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8"><text:soft-page-break/>Basic <text:span text:style-name="T13">P</text:span>racticed queries:</text:p>
      <text:p text:style-name="P11"/>
      <text:p text:style-name="P11">1. Find the tot no of items</text:p>
      <text:p text:style-name="P11"><text:s/>select count(i_id) from items_table;</text:p>
      <text:p text:style-name="P12"/>
      <text:p text:style-name="P12"><text:span text:style-name="T10">2. </text:span>which item has good review from jewellery table</text:p>
      <text:p text:style-name="P12">select jw_name from jewellery_table where jw_review = 'good';</text:p>
      <text:p text:style-name="P12"/>
      <text:p text:style-name="P12"/>
      <text:p text:style-name="P13"><text:span text:style-name="T10">3</text:span>. what is cr_id of cust1 rece<text:span text:style-name="T10">ived</text:span></text:p>
      <text:p text:style-name="P13">select cr_id from courier_table where c_id='c1';</text:p>
      <text:p text:style-name="P13"/>
      <text:p text:style-name="P14"><text:span text:style-name="T10">4.</text:span> name the products which <text:span text:style-name="T10">got</text:span> ex reviews from customers from kids_table</text:p>
      <text:p text:style-name="P14">select kd_name from kids_table where kd_review = 'excellent';</text:p>
      <text:p text:style-name="P14"/>
      <text:p text:style-name="P14"/>
      <text:p text:style-name="P15"><text:span text:style-name="T10">5.</text:span> return all the items which cost is greater than 1000. return ele_id and ele_name</text:p>
      <text:p text:style-name="P15">select ele_id,ele_name from electronics_table where ele_cost&gt;1000;</text:p>
      <text:p text:style-name="P16"/>
      <text:p text:style-name="P16"/>
      <text:p text:style-name="P17"><text:span text:style-name="T10">6.</text:span> <text:s/>find the coustomer names whose transactions are successful</text:p>
      <text:p text:style-name="P17">select c_name from customer_table,courier_table where customer_table.c_id=courier_table.c_id and courier_table.transaction_flow='success';</text:p>
      <text:p text:style-name="P17"/>
      <text:p text:style-name="P17"><text:span text:style-name="T10">7.</text:span> give all the items list of i1</text:p>
      <text:p text:style-name="P17">select * from items_table where i_id='i1';</text:p>
      <text:p text:style-name="P17"/>
      <text:p text:style-name="P17"><text:span text:style-name="T10">8</text:span>. give payment details of cr5</text:p>
      <text:p text:style-name="P17">select p_id from courier_table where cr_id = 'cr5';</text:p>
      <text:p text:style-name="P17"/>
      <text:p text:style-name="P17"><text:span text:style-name="T10">9</text:span>. give i<text:span text:style-name="T10">1’s</text:span> home furniture items</text:p>
      <text:p text:style-name="P17">select hm_id from items_table where i_id='i1';</text:p>
      <text:p text:style-name="P17"/>
      <text:p text:style-name="P17"><text:span text:style-name="T10">10. </text:span>give count of items in customer table</text:p>
      <text:p text:style-name="P17">select count(distinct i_id) from customer_table;</text:p>
      <text:p text:style-name="P17"/>
      <text:p text:style-name="P17">1<text:span text:style-name="T10">1. </text:span>give the beauty item <text:span text:style-name="T3">name </text:span><text:s/>which has cost <text:span text:style-name="T3">&lt;</text:span>1000</text:p>
      <text:p text:style-name="P17">select bt_name from beauty_table where bt_cost&lt;1000;</text:p>
      <text:p text:style-name="P17"/>
      <text:p text:style-name="P17">1<text:span text:style-name="T10">2</text:span>. give cust phn no who is taking delivery from cr5</text:p>
      <text:p text:style-name="P17">select c_phn_no from customer_table,courier_table where customer_table.c_id=courier_table.c_id and courier_table.cr_id = 'cr5';</text:p>
      <text:p text:style-name="P17"/>
      <text:p text:style-name="P17"/>
      <text:p text:style-name="P17">1<text:span text:style-name="T10">3</text:span>. give electrnoic name which is referred by i1</text:p>
      <text:p text:style-name="P17">select ele_name from electronics_table,items_table where items_table.ele_id = electronics_table.ele_id and electronics_table. ele_id='ele11';</text:p>
      <text:p text:style-name="P17"/>
      <text:p text:style-name="P17"/>
      <text:p text:style-name="P1"/>
      <text:p text:style-name="P1"><text:span text:style-name="T10">14.</text:span> give items of cust sameera</text:p>
      <text:p text:style-name="P1">select * from items_table where i_id = (select i_id from customer_table where c_name = 'sameera');</text:p>
      <text:p text:style-name="P1"><text:soft-page-break/></text:p>
      <text:p text:style-name="P1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08:42:07.380096110</meta:creation-date>
    <meta:generator>LibreOffice/6.4.7.2$Linux_X86_64 LibreOffice_project/40$Build-2</meta:generator>
    <dc:date>2021-09-30T12:55:05.351536028</dc:date>
    <meta:editing-duration>PT5H18M23S</meta:editing-duration>
    <meta:editing-cycles>13</meta:editing-cycles>
    <meta:document-statistic meta:table-count="0" meta:image-count="0" meta:object-count="0" meta:page-count="3" meta:paragraph-count="60" meta:word-count="491" meta:character-count="3436" meta:non-whitespace-character-count="2955"/>
  </office:meta>
</office:document-meta>
</file>